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8.6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9cm" fo:min-width="4.59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882cm" fo:min-width="2.75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4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3.178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882cm" fo:min-width="3.0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4.72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5.37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3.99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2.85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2.2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556cm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4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ff0000"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color="#000000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18pt" style:font-size-asian="18pt" style:font-size-complex="18pt"/>
    </style:style>
    <style:style style:name="T1" style:family="text">
      <style:text-properties fo:color="#ff0000" fo:font-size="28pt" style:font-size-asian="28pt" style:font-size-complex="28pt"/>
    </style:style>
    <style:style style:name="T2" style:family="text">
      <style:text-properties fo:color="#000000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9.13cm" svg:height="1.347cm" svg:x="9.27cm" svg:y="1cm">
          <draw:text-box>
            <text:p><text:span text:style-name="T1">Diagramme pieuvre</text:span></text:p>
          </draw:text-box>
        </draw:frame>
        <draw:custom-shape draw:style-name="gr2" draw:text-style-name="P3" draw:layer="layout" svg:width="7.2cm" svg:height="2.6cm" svg:x="10cm" svg:y="8.2cm">
          <text:p text:style-name="P2"><text:span text:style-name="T2">Wave mi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4.6cm" svg:height="1.6cm" svg:x="2.8cm" svg:y="4.4cm">
          <text:p text:style-name="P2"><text:span text:style-name="T2">Utilis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2cm" svg:height="2cm" svg:x="19.6cm" svg:y="4.4cm">
          <text:p text:style-name="P2"><text:span text:style-name="T2">énerg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" draw:id="id2" draw:layer="layout" svg:width="5.2cm" svg:height="1.8cm" svg:x="2.2cm" svg:y="11cm">
          <text:p text:style-name="P2"><text:span text:style-name="T2">Environn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cm" svg:height="1.6cm" svg:x="19.032cm" svg:y="11.2cm">
          <text:p text:style-name="P2"><text:span text:style-name="T2">Sup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366cm" svg:height="0.755cm" svg:x="18.4cm" svg:y="5.6cm">
          <draw:text-box>
            <text:p><text:span text:style-name="T3">FC2</text:span></text:p>
          </draw:text-box>
        </draw:frame>
        <draw:frame draw:style-name="gr7" draw:text-style-name="P4" draw:layer="layout" svg:width="1.366cm" svg:height="0.755cm" svg:x="19.234cm" svg:y="10.445cm">
          <draw:text-box>
            <text:p><text:span text:style-name="T3">FC3</text:span></text:p>
          </draw:text-box>
        </draw:frame>
        <draw:frame draw:style-name="gr7" draw:text-style-name="P4" draw:layer="layout" svg:width="1.366cm" svg:height="0.755cm" svg:x="6.634cm" svg:y="10.445cm">
          <draw:text-box>
            <text:p><text:span text:style-name="T3">FC4</text:span></text:p>
          </draw:text-box>
        </draw:frame>
        <draw:frame draw:style-name="gr8" draw:text-style-name="P5" draw:layer="layout" svg:width="15.221cm" svg:height="0.954cm" svg:x="0cm" svg:y="14.6cm">
          <draw:text-box>
            <text:p>FP1 : Refléter une silhouette en temps réel</text:p>
          </draw:text-box>
        </draw:frame>
        <draw:frame draw:style-name="gr9" draw:text-style-name="P5" draw:layer="layout" svg:width="15.873cm" svg:height="0.954cm" svg:x="0cm" svg:y="15.246cm">
          <draw:text-box>
            <text:p>FC1 : Permettre à l’utilisateur de se voir sur un miroir <text:s text:c="2"/></text:p>
          </draw:text-box>
        </draw:frame>
        <draw:frame draw:style-name="gr10" draw:text-style-name="P5" draw:layer="layout" svg:width="14.493cm" svg:height="0.954cm" svg:x="0cm" svg:y="16.492cm">
          <draw:text-box>
            <text:p>FC3 : Utiliser un support cylindriques contrastés <text:s text:c="2"/></text:p>
          </draw:text-box>
        </draw:frame>
        <draw:frame draw:style-name="gr11" draw:text-style-name="P5" draw:layer="layout" svg:width="13.354cm" svg:height="0.954cm" svg:x="0cm" svg:y="15.901cm">
          <draw:text-box>
            <text:p>FC2 : Utiliser une source d’énergie électrique </text:p>
          </draw:text-box>
        </draw:frame>
        <draw:frame draw:style-name="gr12" draw:text-style-name="P5" draw:layer="layout" svg:width="12.762cm" svg:height="0.954cm" svg:x="0cm" svg:y="17.2cm">
          <draw:text-box>
            <text:p>FC4 : Être dans un espace éclairer intérieur</text:p>
          </draw:text-box>
        </draw:frame>
        <draw:frame draw:style-name="gr13" draw:text-style-name="P5" draw:layer="layout" svg:width="2.056cm" svg:height="0.954cm" svg:x="0cm" svg:y="18.2cm">
          <draw:text-box>
            <text:p><text:s/></text:p>
          </draw:text-box>
        </draw:frame>
        <draw:connector draw:style-name="gr14" draw:text-style-name="P6" draw:layer="layout" draw:type="curve" draw:line-skew="2.199cm" svg:x1="7.4cm" svg:y1="5.2cm" svg:x2="7.4cm" svg:y2="11.9cm" draw:start-shape="id1" draw:start-glue-point="10" draw:end-shape="id2" draw:end-glue-point="10" svg:d="M7400 5200c4051 0 4051 6700 0 6700" svg:viewBox="0 0 3039 6701">
          <text:p/>
        </draw:connector>
        <draw:frame draw:style-name="gr7" draw:text-style-name="P4" draw:layer="layout" svg:width="1.366cm" svg:height="0.755cm" svg:x="6.2cm" svg:y="6.4cm">
          <draw:text-box>
            <text:p><text:span text:style-name="T3">FC1</text:span></text:p>
          </draw:text-box>
        </draw:frame>
        <draw:frame draw:style-name="gr15" draw:text-style-name="P4" draw:layer="layout" svg:width="1.34cm" svg:height="0.755cm" svg:x="8.6cm" svg:y="4.6cm">
          <draw:text-box>
            <text:p><text:span text:style-name="T3">FP1</text:span></text:p>
          </draw:text-box>
        </draw:frame>
        <draw:line draw:style-name="gr16" draw:text-style-name="P6" draw:layer="layout" svg:x1="7cm" svg:y1="5.6cm" svg:x2="10.2cm" svg:y2="9cm">
          <text:p/>
        </draw:line>
        <draw:line draw:style-name="gr16" draw:text-style-name="P6" draw:layer="layout" svg:x1="7cm" svg:y1="11.4cm" svg:x2="10cm" svg:y2="9.8cm">
          <text:p/>
        </draw:line>
        <draw:line draw:style-name="gr16" draw:text-style-name="P6" draw:layer="layout" svg:x1="20cm" svg:y1="6cm" svg:x2="17cm" svg:y2="9cm">
          <text:p/>
        </draw:line>
        <draw:line draw:style-name="gr16" draw:text-style-name="P6" draw:layer="layout" svg:x1="19.4cm" svg:y1="11.6cm" svg:x2="17cm" svg:y2="10cm">
          <text:p/>
        </draw:line>
        <presentation:notes draw:style-name="dp2">
          <office:forms form:automatic-focus="false" form:apply-design-mode="false"/>
          <draw:page-thumbnail draw:style-name="gr1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user-transformed="true">
            <draw:text-box>
              <text:p><text:span text:style-name="T4"><text:s text:c="3"/></text:span><text:span text:style-name="T4">On a pris comme fonction principale (FP1) car le wave mirror a besoin d’un environnement qui est éclairer et d’une personne pour qu’elle soit refléter par le wave mirror </text:span></text:p>
              <text:p><text:span text:style-name="T4"><text:s text:c="4"/></text:span><text:span text:style-name="T4">Pour la FC1 la solution serait la caméra et des capteurs de mouvement qui peut être branché 16 mini servo-moteurs sur un un shield </text:span></text:p>
              <text:p><text:span text:style-name="T4"><text:s text:c="3"/></text:span><text:span text:style-name="T4">Pour la fonction FC2 la solution serait l’énergie EDF configurer sur une petite tension pour pas qu’elle gaspille beaucoup d’énergie</text:span></text:p>
              <text:p><text:span text:style-name="T4"><text:s text:c="3"/></text:span><text:span text:style-name="T4">Pour la fonction FC3 la solution serait des cylindres contrastés en mouvements grâces aux servomoteurs qui fera effet sur le déplacement et la silhouette de l’utilisateur</text:span></text:p>
              <text:p><text:span text:style-name="T4"><text:s text:c="3"/></text:span><text:span text:style-name="T4">Pour la fonction FC4 la solution serait <text:s text:c="5"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3T14:58:57.037000000</meta:creation-date>
    <dc:date>2018-10-08T17:14:34.829000000</dc:date>
    <meta:editing-duration>PT3H28M38S</meta:editing-duration>
    <meta:editing-cycles>19</meta:editing-cycles>
    <meta:generator>LibreOffice/5.3.6.1$Windows_X86_64 LibreOffice_project/686f202eff87ef707079aeb7f485847613344eb7</meta:generator>
    <meta:document-statistic meta:object-count="45"/>
  </office:meta>
</office:document-meta>
</file>